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6bf19"/>
    </style:style>
    <style:style style:name="P2" style:family="paragraph" style:parent-style-name="Standard">
      <style:text-properties officeooo:paragraph-rsid="00179309"/>
    </style:style>
    <style:style style:name="T1" style:family="text">
      <style:text-properties officeooo:rsid="0016bf19"/>
    </style:style>
    <style:style style:name="T2" style:family="text">
      <style:text-properties officeooo:rsid="001793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rong tình yêu. khi chia tay, có thể bạn sẽ suy sụp. nhưng ng kia chắc j đã bùn vì bạn</text:span></text:p>
      <text:p text:style-name="P2"><text:span text:style-name="T2">ngày hôm nay. t thấy bùn vì những j đã sảy ra. tôi đã đặt niềm tin quá nhiều</text:span></text:p>
      <text:p text:style-name="P2"><text:span text:style-name="T2">sẽ có lúc t sẽ pải mất hết niềm tin vì những <text:s/>j tôi đã đặt vào nó</text:span></text:p>
      <text:p text:style-name="P2"><text:span text:style-name="T2">Tình yêu ư ? người yêu tôi nhiều lắm ư ? cũng là người nói chia tay khi tôi làm j ảnh hưởng tới họ</text:span></text:p>
      <text:p text:style-name="P1"><text:span text:style-name="T1">..</text:span></text:p>
      <text:p text:style-name="P2"><text:span text:style-name="T2">Mọi thứ đã trở lại bình thường. Nhưng niềm tin trong tôi đã đang cạn dần</text:span></text:p>
      <text:p text:style-name="P2"><text:span text:style-name="T2">một lúc khác điều đó lại sảy ra.</text:span></text:p>
      <text:p text:style-name="P2"><text:span text:style-name="T2">Ai sẽ là người cùng tôi đi đến cuối con đường</text:span></text:p>
      <text:p text:style-name="P2"><text:span text:style-name="T2">Cái j là của tôi</text:span></text:p>
      <text:p text:style-name="P2"><text:span text:style-name="T2">Có lẽ chỉ đến cuối đời tôi ms biết được điều đó.</text:span></text:p>
      <text:p text:style-name="P2"><text:span text:style-name="T2">Mún khóc quá.</text:span></text:p>
      <text:p text:style-name="P2"><text:span text:style-name="T2"/></text:p>
      <text:p text:style-name="P2"><text:span text:style-name="T2">Tại sao tôi pải tự hành hạ mình, h này còn ngồi đây viết những điều này, khóc vì những điều đó</text:span></text:p>
      <text:p text:style-name="P2"><text:span text:style-name="T2">Trong khi ng đó có 1s nào nghĩ tới tôi không.</text:span></text:p>
      <text:p text:style-name="P2"><text:span text:style-name="T2">Ờ. thôi kệ. Để mình mạnh mẽ hơn. vô tâm hơn. T sẽ bùn 1 lần cho vơi những lần sau.</text:span></text:p>
      <text:p text:style-name="P2"><text:span text:style-name="T2">.</text:span></text:p>
      <text:p text:style-name="P2"><text:span text:style-name="T2">Tôi sẽ không dành quá nhiều niềm tin cho ai nữa.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u </meta:initial-creator>
    <meta:creation-date>2013-03-13T01:32:33</meta:creation-date>
    <dc:date>2013-03-13T02:01:07</dc:date>
    <dc:creator>ilu </dc:creator>
    <meta:editing-duration>PT13M24S</meta:editing-duration>
    <meta:editing-cycles>1</meta:editing-cycles>
    <meta:document-statistic meta:table-count="0" meta:image-count="0" meta:object-count="0" meta:page-count="1" meta:paragraph-count="16" meta:word-count="205" meta:character-count="823" meta:non-whitespace-character-count="633"/>
    <meta:generator>LibreOffice/3.6$Linux_x86 LibreOffice_project/360m1$Build-2</meta:generator>
  </office:meta>
</office:document-meta>
</file>